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C 2002 Evaluation Plan (TIMUS 1237 )Report</text:p>
      <text:p text:style-name="Standard">write by Gestapolur 20110827</text:p>
      <text:p text:style-name="P1">题目大意</text:p>
      <text:p text:style-name="Standard"><text:tab/>在一个网格上有n个建筑和m个避难所，分别用整数坐标描述。每个建筑里面有一些人，每个避难所里面也能容纳一些人，现在要把每个建筑里的人都分配到庇护所里去，要求所有人走的总路程尽量短，两点之间的路程定义为两点的曼哈顿距离+1(加不加实际上无所谓)。题目给出你一个分配方案，问你是不是最优的，如果不是的话给出一个比这个方案更优的方案（注意不一定是最优的方案）。并且这些避难所足够容纳所有的人。题目中给出的方案也必然是可行的。</text:p>
      <text:p text:style-name="Standard"/>
      <text:p text:style-name="P1">算法分析</text:p>
      <text:p text:style-name="Standard"><text:tab/>首先可以想到用最小费用流来解决。首先这样构造网络流模型，设建筑i为b[ i ] , 庇护所i为s[ i ], 首先设置一个源点，从源点到每个b[ i ]连一条流量为b[i]人数的弧，这条弧的权值为0，然后每个b[i]到s[i]连一条弧，流量为b[i]的人数，价值为b[ i ]到s[ j ]的距离，最小费用流为了要确保能够在消圈过程中调整流量，需要设w[ v , u ] = -w[ u , v ]。最后从s[ i ]到汇点连一条流量为s[ i ]可容纳人数，价值为0 的边。</text:p>
      <text:p text:style-name="Standard"><text:tab/>接下来有两种方法，一是对这个流网络求最小费用流，和题目给出的方案做比较，二是根据题目给出的方案构造一个残量网络，然后看这个残量网络上是否存在一个可增广的负费用的圈。如果存在这样一个圈，就对其增广一次，输出增广后的分配方案。</text:p>
      <text:p text:style-name="Standard"><text:tab/>找圈的方法最简单的就是统计一个点在计算最短路的过程中入队了几次，如果超过n次</text:p>
      <text:p text:style-name="Standard">就说明肯定有环出现了，但是要注意的是这一点不一定在环上。所以要枚举每个点每次找一遍前驱，找过前驱的点标记一下，如果某个点被标记了两次那么这个点肯定是在圈里面。</text:p>
      <text:p text:style-name="Standard"><text:tab/>找到了之后之需要增广这个圈就可以了，因为增广这个圈实际上不影响最大流。</text:p>
      <text:p text:style-name="Standard"/>
      <text:p text:style-name="P1">解题思路</text:p>
      <text:p text:style-name="Standard"><text:tab/>一开始没有意识到这个方案只要比给你的那个方案优就可以了，所以不必要计算最小费用流。如果计算了的话会遇到能够增广的负环时出现会在最短路上形成一个环。这样的话最初进入圈的结点的前驱就会在寻找最短路的过程中被更新，我们就无法知道加入这个环之前所走过的路了。即使在增广的过程中发现某个点处在环上，找进入这个环之前最早走过的那个点也几乎是不可能的，因为环的情况有可能非常复杂，很难用寻找整个可行流上残留流量最小的弧的方法来进行增广。</text:p>
      <text:p text:style-name="Standard"/>
      <text:p text:style-name="P1">参考代码</text:p>
      <text:p text:style-name="P2">// NEERC 02' E AC</text:p>
      <text:p text:style-name="P2">#include&lt;iostream&gt;</text:p>
      <text:p text:style-name="P2">#include&lt;cstdlib&gt;</text:p>
      <text:p text:style-name="P2">#define MAXN 216</text:p>
      <text:p text:style-name="P2">#define INF 1000000000</text:p>
      <text:p text:style-name="P2">using namespace std;</text:p>
      <text:p text:style-name="P2"><text:soft-page-break/></text:p>
      <text:p text:style-name="P2">int bn , sn , ccost ;</text:p>
      <text:p text:style-name="P2">int sx[ MAXN ] , sy[ MAXN ] , bx[ MAXN ] , by[ MAXN ];</text:p>
      <text:p text:style-name="P2"></text:p>
      <text:p text:style-name="P2">int n ;</text:p>
      <text:p text:style-name="P2">int f[ MAXN ][ MAXN ] , c[ MAXN ][ MAXN ] , w[ MAXN ][ MAXN ] , tw[ MAXN ][ MAXN ];</text:p>
      <text:p text:style-name="P2">int pre[ MAXN ] , mark[ MAXN ] , q[ MAXN * MAXN ];</text:p>
      <text:p text:style-name="P2">int mincost , maxflow;</text:p>
      <text:p text:style-name="P2">short int cnt[ MAXN ];//record refresh order</text:p>
      <text:p text:style-name="P2">bool in[ MAXN ] , h[ MAXN ];</text:p>
      <text:p text:style-name="P2">//source is 1 and sink is n </text:p>
      <text:p text:style-name="P2"></text:p>
      <text:p text:style-name="P2">//if we found any circle , end the loop , is there any no aug condition?</text:p>
      <text:p text:style-name="P2">void findflow()</text:p>
      <text:p text:style-name="P2">{</text:p>
      <text:p text:style-name="P2"><text:s text:c="2"/>int i , j , k , u , v , p , tmin , rec ;</text:p>
      <text:p text:style-name="P2"><text:s text:c="2"/>int rear , front ;</text:p>
      <text:p text:style-name="P2"><text:s text:c="2"/>rear = 1 , front = 0;</text:p>
      <text:p text:style-name="P2"></text:p>
      <text:p text:style-name="P2"><text:s text:c="2"/>for( i = 1 ; i &lt;= n ; ++ i ) </text:p>
      <text:p text:style-name="P2"><text:s text:c="4"/>{ in[ i ] = 0 ; mark[ i ] = INF; pre[ i ] = 0 ; }</text:p>
      <text:p text:style-name="P2"></text:p>
      <text:p text:style-name="P2"><text:s text:c="2"/>q[ 1 ] = 1 ; mark[ 1 ] = 0 ; cnt[ 1 ] = 1 ;</text:p>
      <text:p text:style-name="P2"><text:s text:c="2"/></text:p>
      <text:p text:style-name="P2"><text:s text:c="2"/>do{</text:p>
      <text:p text:style-name="P2"><text:s text:c="4"/>p = q[ ++ front ];</text:p>
      <text:p text:style-name="P2"><text:s text:c="4"/>in[ p ] = false;</text:p>
      <text:p text:style-name="P2"><text:s text:c="4"/>for( i = 1 ; i &lt;= n ; ++ i )</text:p>
      <text:p text:style-name="P2"><text:s text:c="6"/>if( c[ p ][ i ] &gt; 0 and <text:s/>w[ p ][ i ] not_eq INF </text:p>
      <text:p text:style-name="P2"><text:tab/> <text:s/>and mark[ i ] &gt; mark[ p ] + w[ p ][ i ] )</text:p>
      <text:p text:style-name="P2"><text:tab/>{ </text:p>
      <text:p text:style-name="P2"><text:tab/> <text:s/>mark[ i ] = mark[ p ] + w[ p ][ i ] ;pre[ i ] = p;</text:p>
      <text:p text:style-name="P2"><text:tab/> <text:s/></text:p>
      <text:p text:style-name="P2"><text:tab/> <text:s/>if( not in[ i ] )</text:p>
      <text:p text:style-name="P2"><text:tab/> <text:s text:c="3"/>{ </text:p>
      <text:p text:style-name="P2"><text:tab/> <text:s text:c="5"/>q[ ++ rear ] = i;</text:p>
      <text:p text:style-name="P2"><text:tab/> <text:s text:c="5"/>in[ i ] = true;</text:p>
      <text:p text:style-name="P2"><text:tab/> <text:s text:c="5"/>++ cnt[ i ];</text:p>
      <text:p text:style-name="P2"><text:tab/> <text:s text:c="5"/>if( cnt[ i ] &gt;= n )</text:p>
      <text:p text:style-name="P2"><text:tab/><text:tab/>{</text:p>
      <text:p text:style-name="P2"><text:tab/><text:tab/> <text:s/>for( j = n ; j &gt;= 1 ; -- j )</text:p>
      <text:p text:style-name="P2"><text:tab/><text:tab/> <text:s text:c="3"/>{</text:p>
      <text:p text:style-name="P2"><text:tab/><text:tab/> <text:s text:c="5"/>for( v = 1 ; v &lt;= n; ++ v ) h[ v ] = false;</text:p>
      <text:p text:style-name="P2"><text:tab/><text:tab/> <text:s text:c="5"/>v = j ;</text:p>
      <text:p text:style-name="P2"><text:tab/><text:tab/> <text:s text:c="5"/>//find the circle </text:p>
      <text:p text:style-name="P2"><text:soft-page-break/><text:tab/><text:tab/> <text:s text:c="5"/>do{</text:p>
      <text:p text:style-name="P2"><text:tab/><text:tab/><text:tab/>h[ v ] = true;</text:p>
      <text:p text:style-name="P2"><text:tab/><text:tab/><text:tab/>v = pre[ v ];</text:p>
      <text:p text:style-name="P2"><text:tab/><text:tab/> <text:s text:c="5"/>}while( not h[ v ] and v &gt; 1 );</text:p>
      <text:p text:style-name="P2"><text:tab/><text:tab/> <text:s text:c="5"/></text:p>
      <text:p text:style-name="P2"><text:tab/><text:tab/> <text:s text:c="5"/>if( v &gt; 1 )// whether exist a verx in circle</text:p>
      <text:p text:style-name="P2"><text:tab/><text:tab/><text:tab/>{</text:p>
      <text:p text:style-name="P2"><text:tab/><text:tab/><text:tab/> <text:s/>k = v;</text:p>
      <text:p text:style-name="P2"><text:tab/><text:tab/><text:tab/> <text:s/>for( v = 1 ; v &lt;= n ; ++ v ) h[ v ] = false;</text:p>
      <text:p text:style-name="P2"><text:tab/><text:tab/><text:tab/> <text:s/>//aug the loop</text:p>
      <text:p text:style-name="P2"><text:tab/><text:tab/><text:tab/> <text:s/>do{</text:p>
      <text:p text:style-name="P2"><text:tab/><text:tab/><text:tab/> <text:s text:c="3"/>-- c[ pre[ k ] ][ k ];</text:p>
      <text:p text:style-name="P2"><text:tab/><text:tab/><text:tab/> <text:s text:c="3"/>++ c[ k ][ pre[ k ] ];</text:p>
      <text:p text:style-name="P2"><text:tab/><text:tab/><text:tab/> <text:s text:c="3"/>mincost += w[ pre[ k ] ][ k ];</text:p>
      <text:p text:style-name="P2"><text:tab/><text:tab/><text:tab/> <text:s text:c="3"/>h[ k ] = true;</text:p>
      <text:p text:style-name="P2"><text:tab/><text:tab/><text:tab/> <text:s text:c="3"/>k = pre[ k ];</text:p>
      <text:p text:style-name="P2"><text:tab/><text:tab/><text:tab/> <text:s/>}while( not h[ k ] );</text:p>
      <text:p text:style-name="P2"><text:tab/><text:tab/><text:tab/> <text:s/>goto end;//finish aug the loop </text:p>
      <text:p text:style-name="P2"><text:tab/><text:tab/><text:tab/>}</text:p>
      <text:p text:style-name="P2"><text:tab/><text:tab/> <text:s text:c="3"/>}</text:p>
      <text:p text:style-name="P2"><text:tab/><text:tab/> <text:s/>break;</text:p>
      <text:p text:style-name="P2"><text:tab/><text:tab/>}</text:p>
      <text:p text:style-name="P2"><text:tab/> <text:s text:c="3"/>}</text:p>
      <text:p text:style-name="P2"><text:tab/>}</text:p>
      <text:p text:style-name="P2"><text:s text:c="2"/>}while( front &lt;= rear );</text:p>
      <text:p text:style-name="P2"><text:s/>end : ;</text:p>
      <text:p text:style-name="P2"><text:s text:c="2"/>return ;</text:p>
      <text:p text:style-name="P2">}</text:p>
      <text:p text:style-name="P2"></text:p>
      <text:p text:style-name="P2">void init()</text:p>
      <text:p text:style-name="P2">{</text:p>
      <text:p text:style-name="P2"><text:s text:c="2"/>int i , j , tn ;</text:p>
      <text:p text:style-name="P2"><text:s text:c="2"/>cin&gt;&gt;bn&gt;&gt;sn;</text:p>
      <text:p text:style-name="P2"><text:s text:c="2"/></text:p>
      <text:p text:style-name="P2"><text:s text:c="2"/>for( i = bn + sn + 2 <text:s/>; i &gt;= 1 ; -- i )</text:p>
      <text:p text:style-name="P2"><text:s text:c="4"/>for( j = bn + sn + 2 <text:s/>; j &gt;= 1 ; -- j )</text:p>
      <text:p text:style-name="P2"><text:s text:c="6"/>w[ i ][ j ] = INF;</text:p>
      <text:p text:style-name="P2"><text:s text:c="2"/></text:p>
      <text:p text:style-name="P2"><text:s text:c="2"/>for( i = 1 ; i &lt;= bn ; ++ i )</text:p>
      <text:p text:style-name="P2"><text:s text:c="4"/>{</text:p>
      <text:p text:style-name="P2"><text:s text:c="6"/>cin&gt;&gt;bx[ i ]&gt;&gt;by[ i ]&gt;&gt;f[ 1 ][ i + 1 ];</text:p>
      <text:p text:style-name="P2"><text:s text:c="6"/>c[ 1 ][ i + 1 ] = f[ 1 ][ i + 1 ];</text:p>
      <text:p text:style-name="P2"><text:s text:c="6"/>w[ 1 ][ i + 1 ] = w[ i + 1 ][ 1 ] = 0;</text:p>
      <text:p text:style-name="P2"><text:s text:c="4"/>}</text:p>
      <text:p text:style-name="P2"><text:soft-page-break/></text:p>
      <text:p text:style-name="P2"><text:s text:c="2"/>for( i = 1 ; i &lt;= sn ; ++ i )</text:p>
      <text:p text:style-name="P2"><text:s text:c="4"/>{</text:p>
      <text:p text:style-name="P2"><text:s text:c="6"/>cin&gt;&gt;sx[ i ]&gt;&gt;sy[ i ]&gt;&gt;f[ bn + i + 1 ][ bn + sn + 2 ];</text:p>
      <text:p text:style-name="P2"><text:s text:c="6"/>c[ bn + i + 1 ][ bn + sn + 2 ] = f[ bn + i + 1 ][ bn + sn + 2 ];</text:p>
      <text:p text:style-name="P2"><text:s text:c="6"/>w[ bn + i + 1 ][ sn + bn + 2 ] = w[ sn + bn + 2 ][ bn + i + 1 ] = 0;</text:p>
      <text:p text:style-name="P2"><text:s text:c="4"/>}</text:p>
      <text:p text:style-name="P2"></text:p>
      <text:p text:style-name="P2"><text:s text:c="2"/>//count the dist</text:p>
      <text:p text:style-name="P2"><text:s text:c="2"/>for( i = 1 ; i &lt;= bn ; ++ i )</text:p>
      <text:p text:style-name="P2"><text:s text:c="4"/>for( j = 1 ; j &lt;= sn ; ++ j )</text:p>
      <text:p text:style-name="P2"><text:s text:c="6"/>{</text:p>
      <text:p text:style-name="P2"><text:tab/>w[ i + 1 ][ bn + j + 1 ] = abs( bx[ i ] - sx[ j ] ) + abs( by[ i ] - sy[ j ] ) + 1 ;</text:p>
      <text:p text:style-name="P2"><text:tab/>w[ bn + j + 1 ][ i + 1 ] = -w[ i + 1 ][ bn + j + 1 ];</text:p>
      <text:p text:style-name="P2"><text:tab/>f[ i + 1 ][ bn + j + 1 ] = f[ 1 ][ i + 1 ];</text:p>
      <text:p text:style-name="P2"><text:tab/>c[ i + 1 ][ bn + j + 1 ] = c[ 1 ][ i + 1 ];</text:p>
      <text:p text:style-name="P2"><text:s text:c="6"/>}</text:p>
      <text:p text:style-name="P2"></text:p>
      <text:p text:style-name="P2"><text:s text:c="2"/>//source = 1 , sink = bn + sn + 2</text:p>
      <text:p text:style-name="P2"><text:s text:c="2"/>n = sn + bn + 2 ; </text:p>
      <text:p text:style-name="P2"></text:p>
      <text:p text:style-name="P2"><text:s text:c="2"/>// cal the council cost</text:p>
      <text:p text:style-name="P2"><text:s text:c="2"/>for( i = 1 ; i &lt;= bn ; ++ i )</text:p>
      <text:p text:style-name="P2"><text:s text:c="4"/>for( j = 1 ; j &lt;= sn ; ++ j )</text:p>
      <text:p text:style-name="P2"><text:s text:c="6"/>{</text:p>
      <text:p text:style-name="P2"><text:tab/>cin&gt;&gt;tn;</text:p>
      <text:p text:style-name="P2"></text:p>
      <text:p text:style-name="P2"><text:tab/>c[ i + 1 ][ bn + j + 1 ] -= tn;</text:p>
      <text:p text:style-name="P2"><text:tab/>c[ bn + j + 1 ][ i + 1 ] += tn;</text:p>
      <text:p text:style-name="P2"></text:p>
      <text:p text:style-name="P2"><text:tab/>c[ bn + j + 1 ][ bn + sn + 2 ] -= tn;</text:p>
      <text:p text:style-name="P2"><text:tab/>c[ bn + sn + 2 ][ bn + j + 1 ] += tn;</text:p>
      <text:p text:style-name="P2"><text:s/><text:tab/>ccost += w[ i + 1 ][ bn + j + 1 ] * tn <text:s/>;</text:p>
      <text:p text:style-name="P2"><text:tab/>maxflow += tn;</text:p>
      <text:p text:style-name="P2"><text:s text:c="6"/>}</text:p>
      <text:p text:style-name="P2"><text:s text:c="2"/>mincost = ccost ;</text:p>
      <text:p text:style-name="P2"></text:p>
      <text:p text:style-name="P2"><text:s text:c="2"/>return ;</text:p>
      <text:p text:style-name="P2">}</text:p>
      <text:p text:style-name="P2"></text:p>
      <text:p text:style-name="P2">void output()</text:p>
      <text:p text:style-name="P2">{</text:p>
      <text:p text:style-name="P2"><text:soft-page-break/></text:p>
      <text:p text:style-name="P2"><text:s text:c="2"/>if( mincost == ccost ) cout&lt;&lt;"OPTIMAL\n";</text:p>
      <text:p text:style-name="P2"><text:s text:c="2"/>else</text:p>
      <text:p text:style-name="P2"><text:s text:c="4"/>{</text:p>
      <text:p text:style-name="P2"><text:s text:c="6"/>cout&lt;&lt;"SUBOPTIMAL\n";</text:p>
      <text:p text:style-name="P2"><text:s text:c="6"/>for(int i = 1 ; i &lt;= bn ; ++ i )</text:p>
      <text:p text:style-name="P2"><text:tab/>{</text:p>
      <text:p text:style-name="P2"><text:tab/> <text:s/>for(int j = 1 ; j &lt;= sn ; ++ j )</text:p>
      <text:p text:style-name="P2"><text:tab/> <text:s text:c="3"/>{</text:p>
      <text:p text:style-name="P2"><text:tab/> <text:s text:c="5"/>cout&lt;&lt;f[ i + 1 ][ bn + j + 1 ] - c[ i + 1 ][ bn + j + 1 ];</text:p>
      <text:p text:style-name="P2"><text:tab/> <text:s text:c="5"/>cout&lt;&lt;( j &lt; sn <text:s/>? " " : "\n");</text:p>
      <text:p text:style-name="P2"><text:tab/> <text:s text:c="3"/>}</text:p>
      <text:p text:style-name="P2"><text:tab/>}</text:p>
      <text:p text:style-name="P2"><text:s text:c="4"/>}</text:p>
      <text:p text:style-name="P2"></text:p>
      <text:p text:style-name="P2"><text:s text:c="2"/>return ;</text:p>
      <text:p text:style-name="P2">}</text:p>
      <text:p text:style-name="P2"></text:p>
      <text:p text:style-name="P2">int main()</text:p>
      <text:p text:style-name="P2">{</text:p>
      <text:p text:style-name="P2"><text:s text:c="2"/>init();</text:p>
      <text:p text:style-name="P2"></text:p>
      <text:p text:style-name="P2"><text:s text:c="2"/>findflow();</text:p>
      <text:p text:style-name="P2"></text:p>
      <text:p text:style-name="P2"><text:s text:c="2"/>output();</text:p>
      <text:p text:style-name="P2"><text:s text:c="2"/></text:p>
      <text:p text:style-name="P2"><text:s text:c="2"/>return 0;</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erif"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uYouran</meta:initial-creator>
    <meta:creation-date>2011-08-27T13:55:56</meta:creation-date>
    <dc:date>2011-08-31T21:17:45</dc:date>
    <dc:creator>LiuYouran</dc:creator>
    <meta:editing-duration>PT4H58M46S</meta:editing-duration>
    <meta:editing-cycles>12</meta:editing-cycles>
    <meta:generator>OpenOffice.org/3.3$Linux OpenOffice.org_project/330m20$Build-9567</meta:generator>
    <meta:document-statistic meta:table-count="0" meta:image-count="0" meta:object-count="0" meta:page-count="5" meta:paragraph-count="178" meta:word-count="1520" meta:character-count="4577"/>
  </office:meta>
</office:document-meta>
</file>